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WebRequest.getParameterValues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validateIfUnmodifiedSince( long lastModifiedTimestam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WebRequest.validateIfNoneMatch( @ Nullable String eT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WebRequest.getNative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parseDateHeader( String head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Web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getParameter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eTagStrongMatch( @ Nullable String first , @ Nullable String seco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Request.ServletWeb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getNativeResponse( @ Nullable Class &lt; T &gt; require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WebRequest.checkNotModified( long lastModified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parseDateValue( @ Nullable String header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WebRequest.getHeader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updateResponseStateChanging( @ Nullable String eTag , long lastModifiedTimestam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WebRequest.ServletWebRequest( HttpServletRequest request , @ Nullable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validateIfMatch( @ Nullable String eT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WebRequest.addCachingResponseHeaders( @ Nullable String eTag , long lastModifiedTimestam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WebRequest.eTagWeakMatch( @ Nullable String first , @ Nullable String seco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WebRequest.getHeaderValues( String head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Web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get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checkNotModified( @ Nullable String eTag , long lastModifiedTimestam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rvletWebRequest.getNativeRequest( @ Nullable Class &lt; T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updateResponseIdempotent( @ Nullable String eTag , long lastModifiedTimestam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Web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get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padEtagIfNecessary( @ Nullable String eta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Web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validateIfModifiedSince( long lastModifiedTimestam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WebRequest.checkNotModified(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Request.getDescription( boolean includeClient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letWebRequest.matchRequestedETags( Enumeration &lt; String &gt; requestedETags , @ Nullable String eTag , boolean weakCompar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